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189cm" fo:min-width="0.203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19cm" fo:min-width="0.203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4cm" fo:min-width="0.456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3cm" fo:min-width="0.456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="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fill="none" draw:fill-color="#ffffff" fo:min-height="1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788cm" fo:min-width="4.405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753cm" svg:height="1.489cm" draw:transform="rotate (-1.5707963267949) translate (17.259cm 3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753cm" svg:height="1.49cm" draw:transform="rotate (-1.5707963267949) translate (14.631cm 3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0.753cm" svg:height="1.489cm" draw:transform="rotate (-1.5707963267949) translate (12.002cm 3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7" draw:id="id7" draw:layer="layout" svg:x1="15.77cm" svg:y1="4.238cm" svg:x2="14.631cm" svg:y2="4.238cm" draw:start-shape="id1" draw:start-glue-point="2" draw:end-shape="id2" draw:end-glue-point="0" svg:d="M15770 4238h-1139" svg:viewBox="0 0 1140 1">
          <text:p/>
        </draw:connector>
        <draw:connector draw:style-name="gr3" draw:text-style-name="P1" xml:id="id10" draw:id="id10" draw:layer="layout" svg:x1="13.141cm" svg:y1="4.238cm" svg:x2="12.002cm" svg:y2="4.238cm" draw:start-shape="id2" draw:start-glue-point="2" draw:end-shape="id3" draw:end-glue-point="0" svg:d="M13141 4238h-1139" svg:viewBox="0 0 1140 1">
          <text:p/>
        </draw:connector>
        <draw:custom-shape draw:style-name="gr4" draw:text-style-name="P2" xml:id="id8" draw:id="id8" draw:layer="layout" svg:width="1.422cm" svg:height="1.49cm" draw:transform="rotate (-1.5707963267949) translate (15.945cm 5.336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.422cm" svg:height="1.489cm" draw:transform="rotate (-1.5707963267949) translate (13.316cm 5.336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53cm" svg:height="1.489cm" draw:transform="rotate (-1.5707963267949) translate (17.259cm 7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0.753cm" svg:height="1.49cm" draw:transform="rotate (-1.5707963267949) translate (14.631cm 7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0.753cm" svg:height="1.489cm" draw:transform="rotate (-1.5707963267949) translate (12.002cm 7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9" draw:id="id9" draw:layer="layout" svg:x1="15.77cm" svg:y1="7.857cm" svg:x2="14.631cm" svg:y2="7.857cm" draw:start-shape="id4" draw:start-glue-point="2" draw:end-shape="id5" draw:end-glue-point="0" svg:d="M15770 7857h-1139" svg:viewBox="0 0 1140 1">
          <text:p/>
        </draw:connector>
        <draw:connector draw:style-name="gr3" draw:text-style-name="P1" xml:id="id12" draw:id="id12" draw:layer="layout" svg:x1="13.141cm" svg:y1="7.857cm" svg:x2="12.002cm" svg:y2="7.857cm" draw:start-shape="id5" draw:start-glue-point="2" draw:end-shape="id6" draw:end-glue-point="0" svg:d="M13141 7857h-1139" svg:viewBox="0 0 1140 1">
          <text:p/>
        </draw:connector>
        <draw:connector draw:style-name="gr6" draw:text-style-name="P1" draw:layer="layout" svg:x1="15.2cm" svg:y1="4.238cm" svg:x2="15.2cm" svg:y2="5.336cm" draw:start-shape="id7" draw:start-glue-point="0" draw:end-shape="id8" draw:end-glue-point="6" svg:d="M15200 4238v1098" svg:viewBox="0 0 1 1099">
          <text:p/>
        </draw:connector>
        <draw:connector draw:style-name="gr6" draw:text-style-name="P1" draw:layer="layout" svg:x1="15.2cm" svg:y1="6.758cm" svg:x2="15.2cm" svg:y2="7.857cm" draw:start-shape="id8" draw:start-glue-point="10" draw:end-shape="id9" draw:end-glue-point="0" svg:d="M15200 6758v1099" svg:viewBox="0 0 1 1100">
          <text:p/>
        </draw:connector>
        <draw:connector draw:style-name="gr6" draw:text-style-name="P1" draw:layer="layout" svg:x1="12.571cm" svg:y1="4.238cm" svg:x2="12.572cm" svg:y2="5.337cm" draw:start-shape="id10" draw:start-glue-point="0" draw:end-shape="id11" draw:end-glue-point="6" svg:d="M12571 4238v549h1v550" svg:viewBox="0 0 2 1100">
          <text:p/>
        </draw:connector>
        <draw:connector draw:style-name="gr6" draw:text-style-name="P1" draw:layer="layout" svg:x1="12.572cm" svg:y1="6.758cm" svg:x2="12.571cm" svg:y2="7.857cm" draw:start-shape="id11" draw:start-glue-point="10" draw:end-shape="id12" draw:end-glue-point="0" svg:d="M12572 6758v550h-1v549" svg:viewBox="0 0 2 1100">
          <text:p/>
        </draw:connector>
        <draw:connector draw:style-name="gr6" draw:text-style-name="P1" draw:layer="layout" svg:x1="20.507cm" svg:y1="1.917cm" svg:x2="20.506cm" svg:y2="9.758cm" svg:d="M20507 1917v3921h-1v3920" svg:viewBox="0 0 2 7842">
          <text:p/>
        </draw:connector>
        <draw:connector draw:style-name="gr7" draw:text-style-name="P1" draw:layer="layout" draw:type="line" svg:x1="17.259cm" svg:y1="4.238cm" svg:x2="19.414cm" svg:y2="4.23cm" draw:start-shape="id1" draw:start-glue-point="0" draw:end-shape="id13" draw:end-glue-point="2" svg:d="M17259 4238l2155-8" svg:viewBox="0 0 2156 9">
          <text:p/>
        </draw:connector>
        <draw:custom-shape draw:style-name="gr1" draw:text-style-name="P1" xml:id="id14" draw:id="id14" draw:layer="layout" svg:width="0.753cm" svg:height="1.489cm" draw:transform="rotate (-1.5707963267949) translate (8.974cm 3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5" draw:id="id15" draw:layer="layout" svg:width="0.753cm" svg:height="1.49cm" draw:transform="rotate (-1.5707963267949) translate (6.346cm 3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0.753cm" svg:height="1.489cm" draw:transform="rotate (-1.5707963267949) translate (3.717cm 3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20" draw:id="id20" draw:layer="layout" svg:x1="7.485cm" svg:y1="4.238cm" svg:x2="6.346cm" svg:y2="4.238cm" draw:start-shape="id14" draw:start-glue-point="2" draw:end-shape="id15" draw:end-glue-point="0" svg:d="M7485 4238h-1139" svg:viewBox="0 0 1140 1">
          <text:p/>
        </draw:connector>
        <draw:connector draw:style-name="gr3" draw:text-style-name="P1" xml:id="id23" draw:id="id23" draw:layer="layout" svg:x1="4.856cm" svg:y1="4.238cm" svg:x2="3.717cm" svg:y2="4.238cm" draw:start-shape="id15" draw:start-glue-point="2" draw:end-shape="id16" draw:end-glue-point="0" svg:d="M4856 4238h-1139" svg:viewBox="0 0 1140 1">
          <text:p/>
        </draw:connector>
        <draw:custom-shape draw:style-name="gr4" draw:text-style-name="P2" xml:id="id21" draw:id="id21" draw:layer="layout" svg:width="1.422cm" svg:height="1.49cm" draw:transform="rotate (-1.5707963267949) translate (7.66cm 5.336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4" draw:id="id24" draw:layer="layout" svg:width="1.422cm" svg:height="1.489cm" draw:transform="rotate (-1.5707963267949) translate (5.031cm 5.336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1.422cm" svg:height="1.489cm" draw:transform="rotate (-1.5707963267949) translate (2.39cm 5.336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753cm" svg:height="1.489cm" draw:transform="rotate (-1.5707963267949) translate (8.974cm 7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0.753cm" svg:height="1.49cm" draw:transform="rotate (-1.5707963267949) translate (6.346cm 7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9" draw:id="id19" draw:layer="layout" svg:width="0.753cm" svg:height="1.489cm" draw:transform="rotate (-1.5707963267949) translate (3.717cm 7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22" draw:id="id22" draw:layer="layout" svg:x1="7.485cm" svg:y1="7.857cm" svg:x2="6.346cm" svg:y2="7.857cm" draw:start-shape="id17" draw:start-glue-point="2" draw:end-shape="id18" draw:end-glue-point="0" svg:d="M7485 7857h-1139" svg:viewBox="0 0 1140 1">
          <text:p/>
        </draw:connector>
        <draw:connector draw:style-name="gr3" draw:text-style-name="P1" xml:id="id25" draw:id="id25" draw:layer="layout" svg:x1="4.856cm" svg:y1="7.857cm" svg:x2="3.717cm" svg:y2="7.857cm" draw:start-shape="id18" draw:start-glue-point="2" draw:end-shape="id19" draw:end-glue-point="0" svg:d="M4856 7857h-1139" svg:viewBox="0 0 1140 1">
          <text:p/>
        </draw:connector>
        <draw:connector draw:style-name="gr6" draw:text-style-name="P1" draw:layer="layout" svg:x1="6.915cm" svg:y1="4.238cm" svg:x2="6.915cm" svg:y2="5.336cm" draw:start-shape="id20" draw:start-glue-point="0" draw:end-shape="id21" draw:end-glue-point="6" svg:d="M6915 4238v1098" svg:viewBox="0 0 1 1099">
          <text:p/>
        </draw:connector>
        <draw:connector draw:style-name="gr6" draw:text-style-name="P1" draw:layer="layout" svg:x1="6.915cm" svg:y1="6.758cm" svg:x2="6.915cm" svg:y2="7.857cm" draw:start-shape="id21" draw:start-glue-point="10" draw:end-shape="id22" draw:end-glue-point="0" svg:d="M6915 6758v1099" svg:viewBox="0 0 1 1100">
          <text:p/>
        </draw:connector>
        <draw:connector draw:style-name="gr6" draw:text-style-name="P1" draw:layer="layout" svg:x1="4.286cm" svg:y1="4.238cm" svg:x2="4.287cm" svg:y2="5.337cm" draw:start-shape="id23" draw:start-glue-point="0" draw:end-shape="id24" draw:end-glue-point="6" svg:d="M4286 4238v549h1v550" svg:viewBox="0 0 2 1100">
          <text:p/>
        </draw:connector>
        <draw:connector draw:style-name="gr6" draw:text-style-name="P1" draw:layer="layout" svg:x1="4.287cm" svg:y1="6.758cm" svg:x2="4.286cm" svg:y2="7.857cm" draw:start-shape="id24" draw:start-glue-point="10" draw:end-shape="id25" draw:end-glue-point="0" svg:d="M4287 6758v550h-1v549" svg:viewBox="0 0 2 1100">
          <text:p/>
        </draw:connector>
        <draw:connector draw:style-name="gr6" draw:text-style-name="P1" draw:layer="layout" svg:x1="2.228cm" svg:y1="4.238cm" svg:x2="1.646cm" svg:y2="5.337cm" draw:start-shape="id16" draw:start-glue-point="2" draw:end-shape="id26" draw:end-glue-point="6" svg:d="M2228 4238h-582v1099" svg:viewBox="0 0 583 1100">
          <text:p/>
        </draw:connector>
        <draw:connector draw:style-name="gr6" draw:text-style-name="P1" draw:layer="layout" svg:x1="1.646cm" svg:y1="6.758cm" svg:x2="2.228cm" svg:y2="7.857cm" draw:start-shape="id26" draw:start-glue-point="10" draw:end-shape="id19" draw:end-glue-point="2" svg:d="M1646 6758v1099h582" svg:viewBox="0 0 583 1100">
          <text:p/>
        </draw:connector>
        <draw:path draw:style-name="gr8" draw:text-style-name="P1" draw:layer="layout" svg:width="0.361cm" svg:height="0.323cm" draw:transform="skewX (0.403520123061089) rotate (-0.725358837128844) translate (18.584418927172cm 7.672176179706cm)" svg:viewBox="0 0 362 324" svg:d="M0 299c665 131 209-299 209-299">
          <text:p/>
        </draw:path>
        <draw:path draw:style-name="gr8" draw:text-style-name="P1" draw:layer="layout" svg:width="0.354cm" svg:height="0.315cm" draw:transform="skewX (0.451167611640534) rotate (-0.699527964199327) translate (20.5952629238772cm 4.10110806861537cm)" svg:viewBox="0 0 355 316" svg:d="M0 291c654 129 204-291 204-291">
          <text:p/>
        </draw:path>
        <draw:line draw:style-name="gr8" draw:text-style-name="P1" draw:layer="layout" svg:x1="17.265cm" svg:y1="7.815cm" svg:x2="18.302cm" svg:y2="7.815cm">
          <text:p/>
        </draw:line>
        <draw:line draw:style-name="gr8" draw:text-style-name="P1" xml:id="id13" draw:id="id13" draw:layer="layout" svg:x1="18.522cm" svg:y1="4.23cm" svg:x2="20.306cm" svg:y2="4.23cm">
          <text:p/>
        </draw:line>
        <draw:line draw:style-name="gr9" draw:text-style-name="P1" draw:layer="layout" svg:x1="18.746cm" svg:y1="7.812cm" svg:x2="20.599cm" svg:y2="7.821cm">
          <text:p/>
        </draw:line>
        <draw:line draw:style-name="gr8" draw:text-style-name="P1" draw:layer="layout" svg:x1="20.522cm" svg:y1="7.821cm" svg:x2="22.386cm" svg:y2="7.821cm">
          <text:p/>
        </draw:line>
        <draw:line draw:style-name="gr8" draw:text-style-name="P1" draw:layer="layout" svg:x1="20.735cm" svg:y1="4.219cm" svg:x2="22.416cm" svg:y2="4.22cm">
          <text:p/>
        </draw:line>
        <draw:frame draw:style-name="gr10" draw:text-style-name="P3" draw:layer="layout" svg:width="1.1cm" svg:height="1.517cm" draw:transform="rotate (-1.5707963267949) translate (21.268cm 0.96cm)">
          <draw:text-box>
            <text:p><text:span text:style-name="T1">+</text:span></text:p>
          </draw:text-box>
        </draw:frame>
        <draw:frame draw:style-name="gr10" draw:text-style-name="P3" draw:layer="layout" svg:width="0.911cm" svg:height="1.517cm" svg:x="18.128cm" svg:y="0.735cm">
          <draw:text-box>
            <text:p><text:span text:style-name="T1">-</text:span></text:p>
          </draw:text-box>
        </draw:frame>
        <draw:connector draw:style-name="gr6" draw:text-style-name="P1" draw:layer="layout" svg:x1="18.507cm" svg:y1="1.918cm" svg:x2="18.507cm" svg:y2="9.758cm" svg:d="M18507 1918v7840" svg:viewBox="0 0 1 7841">
          <text:p/>
        </draw:connector>
        <draw:custom-shape draw:style-name="gr5" draw:text-style-name="P2" xml:id="id28" draw:id="id28" draw:layer="layout" svg:width="1.422cm" svg:height="1.489cm" draw:transform="rotate (-1.5707963267949) translate (10.486cm 5.338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9" draw:id="id29" draw:layer="layout" svg:x1="10.513cm" svg:y1="7.857cm" svg:x2="8.974cm" svg:y2="7.857cm" draw:start-shape="id6" draw:start-glue-point="2" draw:end-shape="id17" draw:end-glue-point="0" svg:d="M10513 7857h-1539" svg:viewBox="0 0 1540 1">
          <text:p/>
        </draw:connector>
        <draw:connector draw:style-name="gr3" draw:text-style-name="P1" xml:id="id27" draw:id="id27" draw:layer="layout" svg:x1="10.513cm" svg:y1="4.238cm" svg:x2="8.974cm" svg:y2="4.238cm" draw:start-shape="id3" draw:start-glue-point="2" draw:end-shape="id14" draw:end-glue-point="0" svg:d="M10513 4238h-1539" svg:viewBox="0 0 1540 1">
          <text:p/>
        </draw:connector>
        <draw:connector draw:style-name="gr8" draw:text-style-name="P1" draw:layer="layout" draw:type="line" svg:x1="9.743cm" svg:y1="4.238cm" svg:x2="9.742cm" svg:y2="5.339cm" draw:start-shape="id27" draw:start-glue-point="0" draw:end-shape="id28" draw:end-glue-point="6" svg:d="M9743 4238l-1 1101" svg:viewBox="0 0 2 1102">
          <text:p/>
        </draw:connector>
        <draw:connector draw:style-name="gr8" draw:text-style-name="P1" draw:layer="layout" draw:type="line" svg:x1="9.742cm" svg:y1="6.76cm" svg:x2="9.743cm" svg:y2="7.857cm" draw:start-shape="id28" draw:start-glue-point="10" draw:end-shape="id29" draw:end-glue-point="0" svg:d="M9742 6760l1 1097" svg:viewBox="0 0 2 1098">
          <text:p/>
        </draw:connector>
        <draw:frame draw:style-name="gr11" draw:text-style-name="P4" draw:layer="layout" svg:width="4.478cm" svg:height="1.825cm" svg:x="17.307cm" svg:y="0.029cm">
          <draw:text-box>
            <text:p><text:span text:style-name="T2">Alimentation</text:span></text:p>
          </draw:text-box>
        </draw:frame>
        <draw:frame draw:style-name="gr12" draw:text-style-name="P4" draw:layer="layout" svg:width="4.905cm" svg:height="1.038cm" svg:x="1.675cm" svg:y="1.648cm">
          <draw:text-box>
            <text:p><text:span text:style-name="T2">Servomoteur</text:span></text:p>
          </draw:text-box>
        </draw:frame>
        <draw:custom-shape draw:style-name="gr13" draw:text-style-name="P1" draw:layer="layout" svg:width="0.3cm" svg:height="0.3cm" draw:transform="rotate (-1.5707963267949) translate (20.66cm 7.6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draw:transform="rotate (-1.5707963267949) translate (18.663cm 4.0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draw:transform="rotate (-1.5707963267949) translate (20.575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draw:transform="rotate (-1.5707963267949) translate (20.575cm 10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draw:transform="rotate (-1.5707963267949) translate (20.575cm 10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draw:transform="rotate (-1.5707963267949) translate (18.575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draw:transform="rotate (-1.5707963267949) translate (18.575cm 10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draw:transform="rotate (-1.5707963267949) translate (18.575cm 10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svg:x="22.474cm" svg:y="7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svg:x="22.774cm" svg:y="7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svg:x="23.074cm" svg:y="7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svg:x="22.474cm" svg:y="4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svg:x="22.774cm" svg:y="4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5cm" svg:height="0.135cm" svg:x="23.074cm" svg:y="4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.023cm" svg:height="0.962cm" svg:x="1.143cm" svg:y="5.566cm">
          <draw:text-box>
            <text:p>M</text:p>
          </draw:text-box>
        </draw:frame>
        <draw:frame draw:style-name="gr14" draw:layer="layout" svg:width="1.023cm" svg:height="0.962cm" svg:x="3.772cm" svg:y="5.566cm">
          <draw:text-box>
            <text:p>M</text:p>
          </draw:text-box>
        </draw:frame>
        <draw:frame draw:style-name="gr14" draw:layer="layout" svg:width="1.023cm" svg:height="0.962cm" svg:x="6.417cm" svg:y="5.566cm">
          <draw:text-box>
            <text:p>M</text:p>
          </draw:text-box>
        </draw:frame>
        <draw:frame draw:style-name="gr14" draw:layer="layout" svg:width="1.023cm" svg:height="0.962cm" svg:x="9.246cm" svg:y="5.566cm">
          <draw:text-box>
            <text:p>M</text:p>
          </draw:text-box>
        </draw:frame>
        <draw:frame draw:style-name="gr14" draw:layer="layout" svg:width="1.023cm" svg:height="0.962cm" svg:x="12.047cm" svg:y="5.566cm">
          <draw:text-box>
            <text:p>M</text:p>
          </draw:text-box>
        </draw:frame>
        <draw:frame draw:style-name="gr14" draw:layer="layout" svg:width="1.023cm" svg:height="0.962cm" svg:x="14.664cm" svg:y="5.566cm">
          <draw:text-box>
            <text:p>M</text:p>
          </draw:text-box>
        </draw:frame>
        <draw:frame draw:style-name="gr12" draw:text-style-name="P4" draw:layer="layout" svg:width="7.546cm" svg:height="1.038cm" svg:x="8.787cm" svg:y="1.648cm">
          <draw:text-box>
            <text:p><text:span text:style-name="T2">Cables et connecteurs</text:span></text:p>
          </draw:text-box>
        </draw:frame>
        <draw:line draw:style-name="gr15" draw:text-style-name="P1" draw:layer="layout" svg:x1="9.024cm" svg:y1="2.474cm" svg:x2="8.328cm" svg:y2="3.727cm">
          <text:p/>
        </draw:line>
        <draw:line draw:style-name="gr15" draw:text-style-name="P1" draw:layer="layout" svg:x1="1.922cm" svg:y1="2.474cm" svg:x2="1.254cm" svg:y2="5.3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21:39:24.626000000</meta:creation-date>
    <dc:date>2017-09-25T22:56:30.089011392</dc:date>
    <meta:editing-duration>PT36M26S</meta:editing-duration>
    <meta:editing-cycles>26</meta:editing-cycles>
    <meta:generator>LibreOffice/4.3.3.2$Linux_X86_64 LibreOffice_project/430m0$Build-2</meta:generator>
    <meta:document-statistic meta:object-count="77"/>
  </office:meta>
</office:document-meta>
</file>